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ne grosse lanterne éclairait chaque côté de la petite scène. Enfin scène. Il fallait le dire vite. Il s'agissait en réalité d'une grosse palette de bois qu'Erland avait bidouillée pour la surélever. Mais le magicien s'estimait déjà heureux. Il avait réussi à obtenir un spot pour le festival du solstice, ce qui n'était pas une mince affaire. Non sans mal, certes. Les places se vendaient à prix d'or étant donné le succès de l'événement. Le garçon avait dû faire jouer une ancienne relation, un type qu'il connaissait de son ancienne vie dans les hautes sphères de la noblesse et avec qui il s'entendait bien, qui s'était plus ou moins pris de pitié pour lui lorsqu'il lui avait raconté son histoire et lui avait trouvé un emplacement pour qu'il fasse son petit show. Une occasion en Or de gagner en visibilité et en renommée.</text:p>
      <text:p text:style-name="Standard"/>
      <text:p text:style-name="Standard">-Qu'est-ce qui nous prouve que c'est pas ton pouvoir de faire disparaître les gens ?</text:p>
      <text:p text:style-name="Standard"/>
      <text:p text:style-name="Standard">Le drap pourpre venait de retomber sur le sol, dans un bruissement de tissu à peine perceptible, et là où quelques secondes plus tôt une femme se tenait ne se trouvait plus que du vide. La voix s'était élevée parmi les timides applaudissements de la foule, du centre du premier des deux rangs de spectateurs, d'un gros bonhomme à l'air bourru, le genre qui aime bien faire son intéressant, et s'il pouvait rabaisser quelqu'un en passant ne s'en privait pas. Erland s'approcha dudit patriarche en souriant doucement. Une fois à quelques dizaines de centimètres de lui seulement, il s'accroupit devant, tout en pointant du doigt l'affiche de son spectacle, sur laquelle on pouvait lire en gros et gras « GARANTI SANS MAGIE ».</text:p>
      <text:p text:style-name="Standard"/>
      <text:p text:style-name="Standard">Mon cher importun, savez-vous lire ?</text:p>
      <text:p text:style-name="Standard">Ce spectacle est garanti sans charme, ni magie, ni vaudou</text:p>
      <text:p text:style-name="Standard">Et si j'avais tel pouvoir, je vous ferais dire,</text:p>
      <text:p text:style-name="Standard">Plutôt qu'elle, je vous aurais fait disparaître... vous.</text:p>
      <text:p text:style-name="Standard"/>
      <text:p text:style-name="Standard">Le doigt qui désignait jusqu'à présent la pancarte avait doucement migré pour finir par pointer vers la poitrine de l'homme, à quelques centimètres à peine de le toucher. Ce dernier, visiblement piqué au vif par la réponse du prestidigitateur, souffla comme un buffle avant de tourner les talons et de quitter les rangs des spectateurs vers un autre stand. Clairement très satisfait de son petit effet, Erland se releva en regardant fièrement l'assemblée, un large sourire éclairant son visage. Il adorait ça. A chaque fois qu'il donnait une représentation, il se transcendait. Méconnaissable. Son ton nonchalant et cynique laissait place à un théâtral mysticisme, entre grands gestes de comédien, mouvements ténébreux de cape et même de temps en temps -comme à l'instant, dialogues rimés. Bien entendu, cela n'était qu'une part de son personnage. Erland ne se prenait pas au sérieux et sa comédie était seulement un outil pour capter l'attention de son auditoire.</text:p>
      <text:p text:style-name="Standard"/>
      <text:p text:style-name="Standard">Le magicien regarda l'homme s'éloigner avant de reposer son regard sur ledit auditoire. Hum... Une dizaine de personnes. Quinze, peut-être ? C'était peu. Mais pas non plus catastrophique. Il fallait relativiser. Il y avait beaucoup d'animations en ce festival et les gens étaient clairement éparpillés un peu partout dans la capitale. Si son public grossissait un peu, il verrait à sortir le grand jeu et les tours qui en mettent plein les yeux. Mais pour l'instant la foule était trop petite. Le garçon à la chevelure argentée s'éclaircit la gorge avant de reprendre. </text:p>
      <text:p text:style-name="Standard"/>
      <text:p text:style-name="Standard">-Bon débarras... Bien. Pour mon prochain tour, je vais avoir besoin d'un ou une assistante de l'assemblée. Un ou une volontaire ?</text:p>
      <text:p text:style-name="P1">L'espace d'un instant, personne ne s'avance. Le silence semble être retombé sur le stand. Même le son des animations autour s'est atténué. Comme si la scène avait soudainement été enveloppée d'une bulle anti-bruit. Eh. Sa petite mascarade n'a vraisemblablement pas convaincu tout le monde. Ce n'est pas vraiment étonnant. Sa pancarte n'indiquait pas « concours d’éloquence et de punchline » après tout. Alors il allait falloir faire ses preuves, magiquement parlant. Faire son taf quoi. Mais pour cela, Erland allait avoir besoin d'un [strike]pigeon[/strike] assistant. Allez, donne-lui sa chance !</text:p>
      <text:p text:style-name="Standard"/>
      <text:p text:style-name="Standard">Finalement, une silhouette masculine s'extirpa de l'assemblée, tirant un sourire au magicien. Et un soupir. Imperceptible. Le garçon fut tout de même soulagé de voir un volontaire se dessiner. Il aurait eu l'air bien con, sinon. Sa réserve de tours seul sur scène commençait à s'épuiser -chose qu'il aurait pu anticiper avant de se présenter ce soir, mais bon, c'est ce qui arrive quand on est occupé à picoler au lieu de préparer ses prestations. En attendant, un homme s'était dévoué pour l'aider, le sauvant pour l'instant de ce genre de préoccupations. En parlant de lui, son assistant d'un jour s'avança dans sa direction, se laissa tenter par un salut à la foule avant de l'enjoindre à les gratifier d'un tour. </text:p>
      <text:p text:style-name="Standard"/>
      <text:p text:style-name="Standard">Le sourire d'Erland s'étira un peu plus. Un sceptique. Vu son air nonchalant et la familiarité avec laquelle il s'était adressé à lui, ce type à la barbe noire n'était pas impressionné. Du tout. Pour l'instant. L'ancien noble ressentit un frisson lui parcourir l'échine. Il allait falloir sortir le grand jeu pour le convaincre. Pas qu'il porta un quelconque intérêt au respect d'un random monsieur tout le monde, mais son air suffisant donnait surtout envie de lui clouer le bec. Envie que le garçon aux cheveux argentés se garda bien de partager, bien entendu.</text:p>
      <text:p text:style-name="Standard"/>
      <text:p text:style-name="Standard">-Merci pour ce noble sacrifice, preux chevalier ! Puis-je vous demander votre nom ?</text:p>
      <text:p text:style-name="Standard"/>
      <text:p text:style-name="Standard">Erland tira ensuite de sa cape un jeu de cartes tout ce qu'il y a de plus banal. Il le présenta à son public, prenant soin de l'ouvrir pour que tous puissent bien voir qu'il n'était pas truqué -en réalité, à cette distance, il était impossible d'en être certain, mais un tel geste de bonne foi n'aurait jamais pu être perpétré par un menteur, voyons. Le prestidigitateur se tourna ensuite vers Vrenn et lui présenta le paquet.</text:p>
      <text:p text:style-name="Standard"/>
      <text:p text:style-name="Standard">-Je vais maintenant vous demander de prendre une carte dans ce paquet. N'importe laquelle. Retenez-la bien, puis remettez-la dans le paquet, après l'avoir montrée au public, sans bien sûr que je ne la vois. Allez-y, je me tourne ! N'importe laquelle je vous dis !</text:p>
      <text:p text:style-name="Standard"/>
      <text:p text:style-name="Standard">Il s’exécuta, exagérant de beaucoup sa manière de tourner la tête, allant jusqu'à mettre la main qui ne tenait pas le jeu devant ses yeux. Cela n'avait aucune espèce d'importance, mais en matière de magie, le sens de la mise en scène jouait au moins autant que la technique, si ce n'était plus. L'illusion du choix, autant que l'illusion tout court. Cela n'avait aucune espèce d'importance. Vrenn ne le savait pas -ou en tout cas, Erland l'espérait- mais la carte qu'il allait sélectionner -plus que choisir- était déjà prédéterminée. Sous ses airs un peu bateau et cliché, ce tour n'était en réalité que la première partie d'un tour plus grand. Plus grandiose. La carte remise dans le paquet, le magicien se tourna à nouveau vers le public, battant les cartes de manière bien visible au dessus de sa tête.</text:p>
      <text:p text:style-name="Standard"/>
      <text:p text:style-name="Standard">-Bien. Très bien. Maintenant je mélange ce paquet devant vous. Il reporta son attention sur le volontaire. A présent, je vais vous demander de choisir un nombre entre 1 et 52. Et de me tendre votre main, paume vers le ciel. Parfait.</text:p>
      <text:p text:style-name="Standard"/>
      <text:p text:style-name="Standard">Chose faite, Erland commença à retourner les cartes une par une pour les poser sur la main ouverte de Vrenn, tout en décomptant à partir du nombre choisi par celui-ci. La carte qui correspondait au zéro était retournée face visible.</text:p>
      <text:p text:style-name="Standard"><text:soft-page-break/></text:p>
      <text:p text:style-name="Standard">-Trois, deux, un... Et Zéro ! Il montra la carte au public. Était-ce votre carte ?</text:p>
      <text:p text:style-name="P1">Le sourire d'Erland grandissait à vue d’œil. Il avait pratiqué ce tour des dizaines, des centaines de fois et son succès ne faisait aucun doute. Le quatre de pique. Un choix tout à fait... standard, en fait, chez les gens qui ne sont que moyennement convaincus par la prestidigitation. Ils ont tendance à chercher la carte avec le moins de personnalité, pensant ainsi compliquer la tâche de l'artiste. Évidemment, il n'en est rien. A moins que l'artiste en question n'utilise un pouvoir magique basé sur des déductions probabilistes. Ce qui serait un pouvoir vraiment naze. Ou simplement ne fasse des calculs de statistiques dans sa tête pour tenter de deviner quelle carte la personne en face de lui avait choisie. Mais le médiocre taux de succès d'un tel mode opératoire ferait probablement fuir la foule assez rapidement.</text:p>
      <text:p text:style-name="Standard"/>
      <text:p text:style-name="Standard">Toujours était-il qu'Erland se retrouva presque déçu en voyant la mine surprise de Vrenn, et sa réaction plutôt convaincue. Il s'attendait sincèrement à un peu plus de résistance de sa part. Quelques applaudissements retentirent dans le public alors que l'homme descendait de l'estrade, arguant qu'il souhaitait laisser une autre personne prendre sa place en tant qu'associé d'un soir histoire de prouver qu'il n'était pas complice dans l'affaire. L'ancien noble songea intérieurement que rien ne l'empêchait d'avoir un second acolyte dans le public, ce à quoi personne ne s'attendrait, mais ne dit rien. Il regarda l'aventurier s'éloigner, comme attristé. Il n'aurait donc pas l'occasion de montrer au monde son [i]autre[/i] tour. Celui qui claquait sa race. En tout cas pas encore.</text:p>
      <text:p text:style-name="Standard"/>
      <text:p text:style-name="Standard">Son chagrin fut cependant de courte durée puisque à peine une seconde plus tard, un morceau de pâtisserie tournoya dans les airs pour venir s'écraser sous le regard effaré d'Erland sur la chemise de Vrenn. Instantanément, le silence retomba sur la scène, tandis que le prestidigitateur retraçait la trajectoire de l'éclair pour tenter d'en discerner l'origine. La tignasse blanchâtre qui se faisait la malle au fond de l'audience le persuada que 1. il n'était pas prêt d'avoir un stand tranquille et 2. il était sans aucun doute la cible de ce lancer hasardeux. </text:p>
      <text:p text:style-name="Standard"/>
      <text:p text:style-name="Standard">-Astrid, espèce de sale... </text:p>
      <text:p text:style-name="Standard"/>
      <text:p text:style-name="Standard">Il n'avait pas eu le temps de trouver une injure appropriée que déjà des chichis volaient de l'arrière du public. Il n'en fallut pas plus pour ces abrutis et en moins de temps qu'il ne fallait pour le dire, la grande majorité des gens présents avaient commencé à se foutre sur la gueule. Erland se prit la tête entre les mains en maudissant intérieurement sa collègue et sa putain d'hyperactivité et de propension à foutre la merde. Puis le garçon releva les yeux et écarta les bras, s'apprêtant à gueuler pour forcer les fauteurs de trouble à se calmer. Mais alors qu'il inspirait pour crier le plus fort possible, ses iris dorés se posèrent sur un régiment de types en armure au loin, jouant des coudes pour essayer de maîtriser la situation. La Garde. Fuck. Pas moyen qu'il se fasse prendre à partie. Il risquait d'être désigné responsable de tout ce bordel, sous prétexte que c'était son stand. Or le magicien n'avait ni le temps ni l'argent de se faire interroger et de finir par prendre une amende. Alors il changea de plan. Toujours sur scène, ses mains attrapèrent sa cape et se tendirent sur les côtés en forme de croix, tandis qu'il baissait la tête. Quitte à partir, autant partir avec classe.</text:p>
      <text:p text:style-name="Standard"/>
      <text:p text:style-name="Standard">Mesdames et messieurs, laissez-moi vous dire,</text:p>
      <text:p text:style-name="Standard"/>
      <text:p text:style-name="Standard">Mais il est temps pour moi de partir</text:p>
      <text:p text:style-name="Standard">Car je... eh bien car je ne veux plus être ici.</text:p>
      <text:p text:style-name="Standard"/>
      <text:p text:style-name="Standard">Les deux torches dans son dos s’enflammèrent alors subitement dans un geyser de feu qui dura à peine deux secondes, avant qu'un nuage de fumée ne se mette à s'étendre sur la scène, jusqu'à la remplir. Lorsqu'il se dissipa au bout d'une dizaine de seconde, le magicien avait disparu. Ça, c'était ce qu'on appelait partir avec panache. Peut-être reviendrait-il lorsque tout ce petit monde se serait calmé.</text:p>
      <text:p text:style-name="Standard"/>
      <text:p text:style-name="Standard"><text:soft-page-break/>Avec un peu de chance, Erland pourrait toujours aller au bal. Et au pire, il irait boire des bières...</text:p>
      <text:p text:style-name="P1">A mesure que le vacarme s'amenuisait comme il s'éloignait de son stand, Erland se félicitait d'avoir abandonné le navire. Il n'avait pas les qualifications requises pour gérer une bande de soûlards qui se foutaient sur la tronche, rôle qui incombait à la Garde qui avait débarqué comme un cheveux sur la soupe en plein milieu de sa représentation. Garde devant laquelle il n'avait d'ailleurs aucune envie de se justifier. Ainsi, le magicien n'avait globalement plus aucune raison de rester et avait intelligemment pris la tangente sans demander son reste.</text:p>
      <text:p text:style-name="Standard"/>
      <text:p text:style-name="Standard">Le reste de sa soirée fut bien plus calme. Les autres stands, et il y en avait pléthore, était dans l'ensemble tous sympathique. Erland avait voulu faire un tour au bal du palais, mais on lui avait refusé l'entrée, sous prétexte qu'il fallait être costumé. Sa tentative de convaincre les videurs qu'il était déguisé en sorcière eut un succès mitigé, puisque de toute façon il fallait également venir masqué. Et « Je porte un masque de bogoss ! » n'avait pas [i]du tout[/i] fait rire les gardes. Il avait finalement abandonné et déguerpi avant de risquer de se faire « accompagner » à la sortie par ces rabat-joie.</text:p>
      <text:p text:style-name="Standard"/>
      <text:p text:style-name="Standard">Le prestidigitateur avait ensuite erré de ci, de là, participant rapidement à quelques stands, buvant quelques bières. Un festival somme toute très calme par rapport à d'autres ou à son propre quotidien. Il fallait dire ce qui était, Astrid avait un sacré don pour pimenter la vie de tous les jours. Un vague sourire se mit à flotter sur ses lèvres alors que le garçon pensait à son amie. Malgré toutes les saloperies qu'ils se balançaient à la gueule à longueur de journée et toutes les crasses qu'ils se faisaient, c'était probablement la personne qui comptait le plus pour lui. Il ne lui dirait jamais combien il lui était reconnaissant de l'avoir sorti de la merde dans laquelle il se trouvait avant, mais elle en était probablement de toute façon déjà consciente. Erland se demanda dans quelle embrouille elle était en train de fourrer à cet instant précis tout en reprenant le chemin de son stand.</text:p>
      <text:p text:style-name="Standard"/>
      <text:p text:style-name="Standard">Les festivaliers avaient finalement été évacués, laissant la place dans un bordel innommable, mais sa scénette avait semble-t-il été miraculeusement épargnée. Cool. Pas qu'il y attache particulièrement d'importance, mais le garçon était content de pouvoir récupérer sa pancarte grossière. Et surtout son matériel. Il commença à remballer ses affaires et fit un ou deux allers-retours chez lui pour ranger le tout. Alors qu'il revenait pour un dernier voyage, Erland aperçut deux silhouettes devant ce qui était encore quelques minutes plus tôt son estrade. L'ancien noble s'approcha d'eux discrètement et tendit l'oreille. Un petit sourire étira ses lèvres tandis que les étrangers déploraient la fin de son spectacle. Finalement un peu de reconnaissance. Le garçon fit un pas dans leur direction, sortant finalement de l'ombre pour les accoster.</text:p>
      <text:p text:style-name="Standard"/>
      <text:p text:style-name="Standard">-J'ai entendu dire que le magicien avait disparu dans un torrent de feu, et qu'il n'aurait pas eu la moindre trace de brûlure. On raconte qu'il aurait appris son art auprès d'un vieux sage qui vivrait en ermite au sommet des montagnes au Nord, au delà même de la frontière du royaume !</text:p>
      <text:p text:style-name="Standard"/>
      <text:p text:style-name="Standard">Il se tourna alors vers l'homme, qui avait un air étrangement familier.</text:p>
      <text:p text:style-name="Standard"/>
      <text:p text:style-name="Standard">-Vous devriez faire attention, elle va probablement bientôt vous proposer une « part de tarte »...</text:p>
      <text:p text:style-name="P1">A peine Erland avait-il commencé son petit discours qu'un autre couple - un peu plus assorti celui-ci - s'incrustait dans la conversation. Les nouveaux arrivants semblaient particulièrement éméchés -surtout elle, qui galérait à aligner deux syllabes- mais prêtèrent une oreille attentive aux bobards du magicien en dépit de -ou grâce à?- leur taux d'alcoolémie. A la fin de son histoire qui, admettons-le, était à dormir debout, l'homme lui proposa même de passer à une taverne pour lui offrir l'opportunité de faire une représentation sur la scène qui s'y trouvait. Enfin... Il lui proposa de passer le mot au magicien -i.e lui- que s'il souhaitait il pouvait <text:s/>passer à une taverne pour avoir l'opportunité de faire une représentation sur la scène qui s'y trouvait. Ce qui dans le fond revenait au même, mais dans la forme n'avait rien à voir. Erland inclina la tête et arqua un sourcil d'un air intéressé.</text:p>
      <text:p text:style-name="Standard"/>
      <text:p text:style-name="Standard">-Je n'y manquerai pas. Amusez-vous bien, m'sieur dame !</text:p>
      <text:p text:style-name="Standard"/>
      <text:p text:style-name="Standard">Encore fallait-il que le fiasco de son propre stand ne se reproduise pas au Bal des Palais... Tandis que le couple de soûlards s'éloignait, une voix retentit dans le dos du prestidigitateur. C'était le premier homme qui remettait très clairement en doute ses histoires sur la fantaisiste disparition dudit magicien -aka lui-. Techniquement, il [i]avait[/i] disparu dans un torrent de feu. Et il ne présentait pas la moindre trace de brûlure sur le corps. Il avait simplement « omis » de préciser que les flammes n'étaient pas dirigées dans sa direction. Après les gens interprétaient comme ils voulaient... Bon ok, c'était pas hyper honnête, mais le garçon était particulièrement amusé de constater qu'ironiquement la partie de son histoire qui était entièrement fausse -celle concernant l'ermite- était celle que Vrenn n'avait pas remis en cause. L'ancien noble sourit d'un air facétieux.</text:p>
      <text:p text:style-name="Standard"/>
      <text:p text:style-name="Standard">-Par contre un ermite au delà des frontières ça va, c'est pas trop cliché ? Vous savez, je ne fais que répéter ce que j'ai entendu çà et là dans les tavernes moi, hein...</text:p>
      <text:p text:style-name="Standard"/>
      <text:p text:style-name="Standard">L'homme se chargea ensuite de donner congé à la vieille, qui ne parut clairement pas satisfaite de la manière dont elle se fit dégager. Erland ne put retenir un éclat de rire en la regardant s'éloigner à la recherche d'une nouvelle proie. La mamie était tristement célèbre dans le quartier pour son approche assez... directe. La légende racontait cependant que pour ceux qui étaient suffisamment braves pour tenter l'expérience avec une femme d'un autre millénaire, on en avait pour son argent. Mais ceci est une autre histoire... Le barbu n'attendit pas longtemps pour renchérir. Il regretta à nouveau la disparition de Mag'Oz, prétendant fantasmer sur des tours de magie sans magie et comparant les prestidigitateurs à...</text:p>
      <text:p text:style-name="Standard"/>
      <text:p text:style-name="Standard">-Des... Tricheurs ? </text:p>
      <text:p text:style-name="Standard"/>
      <text:p text:style-name="Standard">Erland tiqua. C'était vrai, bien entendu. Les techniques étaient similaires -et, ayant pratiqué les deux, il était bien placé pour le savoir_. Mais il avait énormément de mal à ce qu'on limite son art aux activités de ces vulgaires amateurs. La mise en scène, l'aspect psychologique, la créativité... Réduire tout ça à « avoir des atouts dans les manches », c'était d'un vulgaire ! Une pointe d'irritation fit son apparition dans l'esprit du magicien dont l’œil droit commença à cligner comme à chaque fois qu'il était agacé. Pour ne rien arranger, l'inconnu renchérit sans plus attendre, insistant un peu trop lourdement sur sa déception d'avoir raté le stand. Machinalement, la main gauche d'Erland se glissa dans la poche de sa veste et commença à jouer avec les cartes qui s'y trouvaient. Celui-ci était à présent dans un état avancé d'agitation. Il crevait d'envie de les sortir et de lui accorder ces tours dont il rêvait tant -d'après ses dires. De lui en mettre plein la vue. De lui montrer la différence entre un Magicien avec un grand M comme Mag'Oz et un vulgaire tricheur...</text:p>
      <text:p text:style-name="Standard"/>
      <text:p text:style-name="Standard">Mais un instant de lucidité lui fit remarquer à quel point ce type semblait vouloir le pousser à se dévoiler. Soit il était véritablement un fan inconditionnel, soit le barbu savait qu'il mentait et cherchait à le piéger. Son ego surdimensionné et froissé avait failli lui faire manquer ça. Hum... <text:soft-page-break/>C'était louche. Il devait savoir quelque chose. Erland plissa des yeux et examina attentivement ledit barbu pour essayer de se rappeler quoi que ce soit à son sujet. Mais rien ne lui vint. Il décida donc de botter en touche pour l'instant. Prenant sur lui pour passer outre l'aversion qu'il avait développée malgré lui envers l'inconnu et l'indignation dont il était rempli, le garçon se força à étirer ses lèvres dans un sourire plus que crispé.</text:p>
      <text:p text:style-name="Standard"/>
      <text:p text:style-name="Standard">-Je ne peux que vous rejoindre là-dessus ! Ce Mag'Oz est un véritable virtuose ! C'est votre jour de chance. Vous devriez vous rendre à l'auberge du Bal des Palais, on dit qu'il s'y produira. Enfin... si j'ai le temps de le prévenir avant la fin de [strike]l'event[/strike] la soirée, bien entendu. D'ailleurs, si vous voulez bien m'excuser, j'ai un message à transmettre...</text:p>
      <text:p text:style-name="Standard"/>
      <text:p text:style-name="Standard">Ce disant, Erland s'inclina dans une révérence bien trop exagérée avant de tourner les talons, non sans avoir également tiré son chapeau à Vrenn avant de l'abandonner à l'emplacement où se trouvait feu son stand. Direction : Le Bal des Pala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1-17T09:27:02.80</meta:creation-date>
    <dc:date>2020-02-10T15:26:58.24</dc:date>
    <meta:editing-duration>PT7H40M56S</meta:editing-duration>
    <meta:editing-cycles>873</meta:editing-cycles>
    <meta:generator>OpenOffice/4.1.7$Win32 OpenOffice.org_project/417m1$Build-9800</meta:generator>
    <meta:document-statistic meta:table-count="0" meta:image-count="0" meta:object-count="0" meta:page-count="8" meta:paragraph-count="47" meta:word-count="3365" meta:character-count="20109"/>
  </office:meta>
</office:document-meta>
</file>